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389d" officeooo:paragraph-rsid="0010389d"/>
    </style:style>
    <style:style style:name="P2" style:family="paragraph" style:parent-style-name="Standard">
      <style:text-properties officeooo:rsid="0010389d" officeooo:paragraph-rsid="00136934"/>
    </style:style>
    <style:style style:name="P3" style:family="paragraph" style:parent-style-name="Standard">
      <style:text-properties officeooo:rsid="00109c1b" officeooo:paragraph-rsid="00109c1b"/>
    </style:style>
    <style:style style:name="P4" style:family="paragraph" style:parent-style-name="Standard">
      <style:text-properties officeooo:rsid="00109c1b" officeooo:paragraph-rsid="00124833"/>
    </style:style>
    <style:style style:name="P5" style:family="paragraph" style:parent-style-name="Standard">
      <style:text-properties fo:font-weight="bold" officeooo:rsid="0010389d" officeooo:paragraph-rsid="0010389d" style:font-weight-asian="bold" style:font-weight-complex="bold"/>
    </style:style>
    <style:style style:name="P6" style:family="paragraph" style:parent-style-name="Standard">
      <style:text-properties fo:font-weight="bold" officeooo:rsid="0010389d" officeooo:paragraph-rsid="00174f1a" style:font-weight-asian="bold" style:font-weight-complex="bold"/>
    </style:style>
    <style:style style:name="P7" style:family="paragraph" style:parent-style-name="Standard">
      <style:text-properties fo:font-weight="bold" officeooo:rsid="00136934" officeooo:paragraph-rsid="00136934" style:font-weight-asian="bold" style:font-weight-complex="bold"/>
    </style:style>
    <style:style style:name="P8" style:family="paragraph" style:parent-style-name="Standard">
      <style:text-properties fo:font-weight="bold" officeooo:rsid="00155df3" officeooo:paragraph-rsid="0010389d" style:font-weight-asian="bold" style:font-weight-complex="bold"/>
    </style:style>
    <style:style style:name="P9" style:family="paragraph" style:parent-style-name="Standard">
      <style:text-properties fo:font-weight="bold" officeooo:rsid="00155df3" officeooo:paragraph-rsid="00174f1a" style:font-weight-asian="bold" style:font-weight-complex="bold"/>
    </style:style>
    <style:style style:name="P10" style:family="paragraph" style:parent-style-name="Standard">
      <style:text-properties officeooo:rsid="00124833" officeooo:paragraph-rsid="00124833"/>
    </style:style>
    <style:style style:name="P11" style:family="paragraph" style:parent-style-name="Standard">
      <style:text-properties officeooo:rsid="00124833" officeooo:paragraph-rsid="00136934"/>
    </style:style>
    <style:style style:name="P12" style:family="paragraph" style:parent-style-name="Standard">
      <style:text-properties officeooo:rsid="00124833" officeooo:paragraph-rsid="00174f1a"/>
    </style:style>
    <style:style style:name="P13" style:family="paragraph" style:parent-style-name="Standard">
      <style:text-properties officeooo:rsid="00131223" officeooo:paragraph-rsid="00131223"/>
    </style:style>
    <style:style style:name="P14" style:family="paragraph" style:parent-style-name="Standard">
      <style:text-properties officeooo:rsid="00131223" officeooo:paragraph-rsid="00136934"/>
    </style:style>
    <style:style style:name="P15" style:family="paragraph" style:parent-style-name="Standard">
      <style:text-properties officeooo:rsid="00131223" officeooo:paragraph-rsid="00174f1a"/>
    </style:style>
    <style:style style:name="P16" style:family="paragraph" style:parent-style-name="Standard">
      <style:text-properties officeooo:paragraph-rsid="00136934"/>
    </style:style>
    <style:style style:name="P17" style:family="paragraph" style:parent-style-name="Standard">
      <style:text-properties officeooo:rsid="00136934" officeooo:paragraph-rsid="00136934"/>
    </style:style>
    <style:style style:name="P18" style:family="paragraph" style:parent-style-name="Standard">
      <style:text-properties officeooo:rsid="00155df3" officeooo:paragraph-rsid="00136934"/>
    </style:style>
    <style:style style:name="P19" style:family="paragraph" style:parent-style-name="Standard">
      <style:text-properties officeooo:rsid="00155df3" officeooo:paragraph-rsid="00155df3"/>
    </style:style>
    <style:style style:name="P20" style:family="paragraph" style:parent-style-name="Standard">
      <style:text-properties officeooo:rsid="00155df3" officeooo:paragraph-rsid="00174f1a"/>
    </style:style>
    <style:style style:name="P21" style:family="paragraph" style:parent-style-name="Standard">
      <style:text-properties fo:font-weight="normal" officeooo:rsid="00155df3" officeooo:paragraph-rsid="0010389d" style:font-weight-asian="normal" style:font-weight-complex="normal"/>
    </style:style>
    <style:style style:name="P22" style:family="paragraph" style:parent-style-name="Standard">
      <style:text-properties fo:font-weight="normal" officeooo:rsid="00155df3" officeooo:paragraph-rsid="00155df3" style:font-weight-asian="normal" style:font-weight-complex="normal"/>
    </style:style>
    <style:style style:name="P23" style:family="paragraph" style:parent-style-name="Standard">
      <style:text-properties fo:font-weight="normal" officeooo:rsid="00155df3" officeooo:paragraph-rsid="00174f1a" style:font-weight-asian="normal" style:font-weight-complex="normal"/>
    </style:style>
    <style:style style:name="P24" style:family="paragraph" style:parent-style-name="Standard">
      <style:text-properties officeooo:rsid="00174f1a" officeooo:paragraph-rsid="00174f1a"/>
    </style:style>
    <style:style style:name="P25" style:family="paragraph" style:parent-style-name="Standard">
      <style:text-properties officeooo:paragraph-rsid="00174f1a"/>
    </style:style>
    <style:style style:name="P26" style:family="paragraph" style:parent-style-name="Text_20_body">
      <style:text-properties officeooo:rsid="00109c1b" officeooo:paragraph-rsid="00109c1b"/>
    </style:style>
    <style:style style:name="P27" style:family="paragraph" style:parent-style-name="Text_20_body">
      <style:text-properties fo:font-weight="bold" officeooo:rsid="00109c1b" officeooo:paragraph-rsid="00109c1b" style:font-weight-asian="bold" style:font-weight-complex="bold"/>
    </style:style>
    <style:style style:name="P28" style:family="paragraph" style:parent-style-name="Text_20_body">
      <style:text-properties fo:font-weight="bold" officeooo:rsid="00192121" officeooo:paragraph-rsid="00192121" style:font-weight-asian="bold" style:font-weight-complex="bold"/>
    </style:style>
    <style:style style:name="P29" style:family="paragraph" style:parent-style-name="Text_20_body">
      <style:text-properties officeooo:rsid="00192121" officeooo:paragraph-rsid="00192121"/>
    </style:style>
    <style:style style:name="P30" style:family="paragraph" style:parent-style-name="Text_20_body">
      <style:text-properties officeooo:rsid="001a5376" officeooo:paragraph-rsid="001a5376"/>
    </style:style>
    <style:style style:name="P31" style:family="paragraph" style:parent-style-name="Standard">
      <style:text-properties officeooo:rsid="00155df3" officeooo:paragraph-rsid="00155df3"/>
    </style:style>
    <style:style style:name="P32" style:family="paragraph" style:parent-style-name="Standard">
      <style:text-properties officeooo:rsid="00124833" officeooo:paragraph-rsid="00136934"/>
    </style:style>
    <style:style style:name="P33" style:family="paragraph" style:parent-style-name="Standard">
      <style:text-properties officeooo:rsid="001de57b" officeooo:paragraph-rsid="001de57b"/>
    </style:style>
    <style:style style:name="P34" style:family="paragraph" style:parent-style-name="Text_20_body">
      <style:text-properties officeooo:rsid="00109c1b" officeooo:paragraph-rsid="00109c1b"/>
    </style:style>
    <style:style style:name="P35" style:family="paragraph" style:parent-style-name="Text_20_body">
      <style:text-properties officeooo:rsid="001ea36f" officeooo:paragraph-rsid="001ea36f"/>
    </style:style>
    <style:style style:name="P36" style:family="paragraph" style:parent-style-name="Heading_20_3">
      <style:text-properties fo:font-size="13pt" style:font-size-asian="13pt" style:font-size-complex="13pt"/>
    </style:style>
    <style:style style:name="P37" style:family="paragraph">
      <style:paragraph-properties fo:text-align="center"/>
    </style:style>
    <style:style style:name="P38" style:family="paragraph">
      <style:paragraph-properties fo:text-align="center"/>
      <style:text-properties fo:font-size="12pt"/>
    </style:style>
    <style:style style:name="T1" style:family="text">
      <style:text-properties officeooo:rsid="0010389d"/>
    </style:style>
    <style:style style:name="T2" style:family="text">
      <style:text-properties officeooo:rsid="00109c1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0389d" style:font-weight-asian="bold" style:font-weight-complex="bold"/>
    </style:style>
    <style:style style:name="T5" style:family="text">
      <style:text-properties fo:font-weight="bold" officeooo:rsid="00124833" style:font-weight-asian="bold" style:font-weight-complex="bold"/>
    </style:style>
    <style:style style:name="T6" style:family="text">
      <style:text-properties fo:font-weight="bold" officeooo:rsid="00131223" style:font-weight-asian="bold" style:font-weight-complex="bold"/>
    </style:style>
    <style:style style:name="T7" style:family="text">
      <style:text-properties fo:font-weight="bold" officeooo:rsid="00136934" style:font-weight-asian="bold" style:font-weight-complex="bold"/>
    </style:style>
    <style:style style:name="T8" style:family="text">
      <style:text-properties fo:font-weight="bold" officeooo:rsid="00155df3" style:font-weight-asian="bold" style:font-weight-complex="bold"/>
    </style:style>
    <style:style style:name="T9" style:family="text">
      <style:text-properties fo:font-weight="bold" officeooo:rsid="00174f1a" style:font-weight-asian="bold" style:font-weight-complex="bold"/>
    </style:style>
    <style:style style:name="T10" style:family="text">
      <style:text-properties fo:font-weight="bold" officeooo:rsid="001a5376" style:font-weight-asian="bold" style:font-weight-complex="bold"/>
    </style:style>
    <style:style style:name="T11" style:family="text">
      <style:text-properties officeooo:rsid="00124833"/>
    </style:style>
    <style:style style:name="T12" style:family="text">
      <style:text-properties officeooo:rsid="00131223"/>
    </style:style>
    <style:style style:name="T13" style:family="text">
      <style:text-properties officeooo:rsid="00136934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36934" style:font-weight-asian="normal" style:font-weight-complex="normal"/>
    </style:style>
    <style:style style:name="T16" style:family="text">
      <style:text-properties fo:font-weight="normal" officeooo:rsid="00155df3" style:font-weight-asian="normal" style:font-weight-complex="normal"/>
    </style:style>
    <style:style style:name="T17" style:family="text">
      <style:text-properties fo:font-weight="normal" officeooo:rsid="00174f1a" style:font-weight-asian="normal" style:font-weight-complex="normal"/>
    </style:style>
    <style:style style:name="T18" style:family="text">
      <style:text-properties officeooo:rsid="00155df3"/>
    </style:style>
    <style:style style:name="T19" style:family="text">
      <style:text-properties officeooo:rsid="00174f1a"/>
    </style:style>
    <style:style style:name="T20" style:family="text">
      <style:text-properties officeooo:rsid="00192121"/>
    </style:style>
    <style:style style:name="T21" style:family="text">
      <style:text-properties officeooo:rsid="001a5376"/>
    </style:style>
    <style:style style:name="T22" style:family="text">
      <style:text-properties officeooo:rsid="001de57b"/>
    </style:style>
    <style:style style:name="T23" style:family="text">
      <style:text-properties officeooo:rsid="001ea36f"/>
    </style:style>
    <style:style style:name="T24" style:family="text">
      <style:text-properties style:text-underline-style="solid" style:text-underline-width="auto" style:text-underline-color="font-color" officeooo:rsid="001a5376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" text:outline-level="3">Crea diagramas de flujo para las siguientes situaciones</text:h>
      <text:p text:style-name="P1"/>
      <text:p text:style-name="P5">1.- Hacer un saque de voley-ball</text:p>
      <text:p text:style-name="P1"/>
      <text:p text:style-name="P1"><text:tab/><text:span text:style-name="T3">Situacion Incial:</text:span> Balon en mitad de la pista y persona sentada en el banquillo</text:p>
      <text:p text:style-name="P1"/>
      <text:p text:style-name="P1">1. Me levanto del asiento</text:p>
      <text:p text:style-name="P1"/>
      <text:p text:style-name="P1">2. Me acerco a mitad del campo</text:p>
      <text:p text:style-name="P1"/>
      <text:p text:style-name="P1">3. Me inclino a coger el balon</text:p>
      <text:p text:style-name="P1"/>
      <text:p text:style-name="P1">4. Con las dos manos cojo el balon</text:p>
      <text:p text:style-name="P1"/>
      <text:p text:style-name="P1">5. Ando hasta el final del campo</text:p>
      <text:p text:style-name="P1"/>
      <text:p text:style-name="P1">6. Levanto el balon</text:p>
      <text:p text:style-name="P1"/>
      <text:p text:style-name="P1">7. Levanto el brazo derecho</text:p>
      <text:p text:style-name="P1"/>
      <text:p text:style-name="P1">8. Golpeo el balón con la palma de la mano</text:p>
      <text:p text:style-name="P1"/>
      <text:p text:style-name="P1">9. El balon toca el suelo</text:p>
      <text:p text:style-name="P1"/>
      <text:p text:style-name="P1"/>
      <text:p text:style-name="P5">2.- Guardar una carta en un sobre postal y dejarlo preparado para enviar</text:p>
      <text:p text:style-name="P1"/>
      <text:p text:style-name="P1"><text:span text:style-name="T3"><text:tab/>Situacion Inicial: </text:span>Carta y sobre encima de una mesa que está justo al frente</text:p>
      <text:p text:style-name="P1"/>
      <text:p text:style-name="P1">1. Cojo la carta con la mano derecha</text:p>
      <text:p text:style-name="P1"/>
      <text:p text:style-name="P1">2. Cojo el sobre con la mano izquierda</text:p>
      <text:p text:style-name="P1"/>
      <text:p text:style-name="P1">3. Meto la carta dentro del sobre</text:p>
      <text:p text:style-name="P1"/>
      <text:p text:style-name="P1">4. Cierro el sobre</text:p>
      <text:p text:style-name="P1"/>
      <text:p text:style-name="P1">5. <text:span text:style-name="T2">Camino hasta la puerta</text:span></text:p>
      <text:p text:style-name="P1"/>
      <text:p text:style-name="P3">6. Dejo el sobre con la carta dentro en la mesa frente a la puerta</text:p>
      <text:p text:style-name="P3"/>
      <text:p text:style-name="P3">7. Camino hasta la mesa de vuelt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5">3.- Cortar un trozo de una cuña de queso</text:p>
      <text:p text:style-name="P5"/>
      <text:p text:style-name="P3"><text:tab/><text:span text:style-name="T3">Situacion Inicial: </text:span>Persona en la cocina, queso en el frigorífico, cuchillo en el mueble</text:p>
      <text:p text:style-name="P3"/>
      <text:p text:style-name="P3"/>
      <text:p text:style-name="P3">1. Camino hasta el frigorífico</text:p>
      <text:p text:style-name="P3"/>
      <text:p text:style-name="P3">2. Cojo el queso con la mano derecha</text:p>
      <text:p text:style-name="P3"/>
      <text:p text:style-name="P3">3. Cierro el frigorífico con la mano izquierda</text:p>
      <text:p text:style-name="P3"/>
      <text:p text:style-name="P3">4. Dejo el queso en la encimera</text:p>
      <text:p text:style-name="P3"/>
      <text:p text:style-name="P3">5. Abro el mueble</text:p>
      <text:p text:style-name="P3"/>
      <text:p text:style-name="P3">6. Con la mano derecha cojo el cuchillo</text:p>
      <text:p text:style-name="P3"/>
      <text:p text:style-name="P3">7. Con la mano izquierda cojo la tabla de cortar</text:p>
      <text:p text:style-name="P3"/>
      <text:p text:style-name="P4">8. <text:span text:style-name="T11">Dejo el cuchillo y la tabla en la encimera</text:span></text:p>
      <text:p text:style-name="P3"/>
      <text:p text:style-name="P10">9. Cierro el mueble</text:p>
      <text:p text:style-name="P10"/>
      <text:p text:style-name="P10">10. Cojo el queso con la mano derecha</text:p>
      <text:p text:style-name="P10"/>
      <text:p text:style-name="P10">11. Lo pongo encima de la tabla de cortar</text:p>
      <text:p text:style-name="P10"/>
      <text:p text:style-name="P10">12. Cojo el cuchillo con la mano derecha</text:p>
      <text:p text:style-name="P10"/>
      <text:p text:style-name="P10">13. Sujeto el queso con la mano izquierda</text:p>
      <text:p text:style-name="P10"/>
      <text:p text:style-name="P10">14. Corto un trozo</text:p>
      <text:p text:style-name="P3"/>
      <text:p text:style-name="P3"/>
      <text:p text:style-name="P5"/>
      <text:p text:style-name="P5">4.- Echar refresco en un vaso a partir de una botella abierta de refresco</text:p>
      <text:p text:style-name="P5"/>
      <text:p text:style-name="Standard"><text:span text:style-name="T4"><text:tab/></text:span><text:span text:style-name="T5">Situacion Inicial:</text:span> <text:span text:style-name="T11">Persona frente a la mesa, con la botella de refresco y el vaso encima de esta.</text:span></text:p>
      <text:p text:style-name="Standard"/>
      <text:p text:style-name="P10">1. Cojo el refresco con la mano derecha</text:p>
      <text:p text:style-name="P10"/>
      <text:p text:style-name="P10">2. Sujeto el vaso con la mano izquierda</text:p>
      <text:p text:style-name="P10"/>
      <text:p text:style-name="P10">3. Vuelco ligeramente la botella de refresco en el vaso</text:p>
      <text:p text:style-name="P10"/>
      <text:p text:style-name="P13"><text:span text:style-name="T13">4</text:span>. Espero a que <text:span text:style-name="T13">el vaso se llene al completo</text:span></text:p>
      <text:p text:style-name="P13"/>
      <text:p text:style-name="P13"><text:span text:style-name="T13">5</text:span>. Dejo la botella en la mesa</text:p>
      <text:p text:style-name="P13"/>
      <text:p text:style-name="P13"><text:span text:style-name="T13">6</text:span>. Dejo de sujetar el vaso</text:p>
      <text:p text:style-name="P1"><text:soft-page-break/></text:p>
      <text:p text:style-name="P5">5.- Sacar un Pen Drive con seguridad de un ordenador</text:p>
      <text:p text:style-name="P5"/>
      <text:p text:style-name="P13"><text:span text:style-name="T3"><text:tab/>Situacion Inicial:</text:span> Pen Drive insertado en el ordenador, con todos los procesos en relacion a este cerrados.</text:p>
      <text:p text:style-name="P13"/>
      <text:p text:style-name="P13">1. Muevo el cursor hasta la parte inferior derecha</text:p>
      <text:p text:style-name="P13"/>
      <text:p text:style-name="P13">2. Hago click en la flecha</text:p>
      <text:p text:style-name="P13"/>
      <text:p text:style-name="P13">3. Hago click en el icono del USB</text:p>
      <text:p text:style-name="P13"/>
      <text:p text:style-name="P13">4. Selecciono <text:span text:style-name="T22">expulsar de forma segura</text:span></text:p>
      <text:p text:style-name="P13"/>
      <text:p text:style-name="P13">5. Con la mano derecha retiro el USB</text:p>
      <text:p text:style-name="P13"/>
      <text:p text:style-name="P13">6. Dejo el USB en la mesa</text:p>
      <text:p text:style-name="P1"/>
      <text:p text:style-name="P1"/>
      <text:p text:style-name="P1"/>
      <text:p text:style-name="P5">6.- Ponerte un Jersey</text:p>
      <text:p text:style-name="P1"/>
      <text:p text:style-name="P1"><text:tab/><text:span text:style-name="T6">Situacion Inicial:</text:span><text:span text:style-name="T12"> Jersey en el armario y persona frente al armario</text:span></text:p>
      <text:p text:style-name="P1"/>
      <text:p text:style-name="P13">1. Con la mano derecha abro el armario</text:p>
      <text:p text:style-name="P13"/>
      <text:p text:style-name="P13">2. Con la mano derecha cojo el jersey</text:p>
      <text:p text:style-name="P13"/>
      <text:p text:style-name="P13">3. Lo saco de la percha</text:p>
      <text:p text:style-name="P13"/>
      <text:p text:style-name="P13">4. Dejo la percha en el armario</text:p>
      <text:p text:style-name="P13"/>
      <text:p text:style-name="P13">5. Me pongo el jersey</text:p>
      <text:p text:style-name="P1"/>
      <text:p text:style-name="P1"/>
      <text:p text:style-name="P1"/>
      <text:p text:style-name="P5">7.- Hacer una tirada de dados</text:p>
      <text:p text:style-name="P1"/>
      <text:p text:style-name="Standard"><text:span text:style-name="T1"><text:tab/></text:span><text:span text:style-name="T6">Situacion Inicial: </text:span><text:span text:style-name="T12">Dados en la mesa y persona frente a la mesa</text:span></text:p>
      <text:p text:style-name="Standard"/>
      <text:p text:style-name="P13">1. Cojo los dados con la mano derecha</text:p>
      <text:p text:style-name="P13"/>
      <text:p text:style-name="P13">2. Muevo la mano derecha para mezclar los dados</text:p>
      <text:p text:style-name="P13"/>
      <text:p text:style-name="P13">3. Suelto los dados con una ligera fuerza sobre la mesa</text:p>
      <text:p text:style-name="P13"/>
      <text:p text:style-name="P13">4. Veo el resultado de los dados</text:p>
      <text:p text:style-name="P1"/>
      <text:p text:style-name="P1"/>
      <text:h text:style-name="P36" text:outline-level="3"><text:soft-page-break/>Res<text:span text:style-name="T2">uelve estas situaciones solo con instrucciones secuenciales y alternativas</text:span></text:h>
      <text:p text:style-name="P1"/>
      <text:p text:style-name="P5">1.- Echar refresco en un vaso a partir de una botella de refresco</text:p>
      <text:p text:style-name="P1"/>
      <text:p text:style-name="P1"/>
      <text:p text:style-name="P16"><text:span text:style-name="T4"><text:tab/></text:span><text:span text:style-name="T5">Situacion Inicial:</text:span> <text:span text:style-name="T11">Persona frente a la mesa, con la botella de refresco y el vaso encima de esta.</text:span></text:p>
      <text:p text:style-name="P16"/>
      <text:p text:style-name="P11">1. Cojo el refresco con la mano derecha</text:p>
      <text:p text:style-name="P11"/>
      <text:p text:style-name="P33">2. Lo abro</text:p>
      <text:p text:style-name="P11"/>
      <text:p text:style-name="P11"><text:span text:style-name="T22">3</text:span>. Sujeto el vaso con la mano izquierda</text:p>
      <text:p text:style-name="P11"/>
      <text:p text:style-name="P11"><text:span text:style-name="T22">4</text:span>. Vuelco ligeramente la botella de refresco en el vaso</text:p>
      <text:p text:style-name="P14"/>
      <text:p text:style-name="P19"><text:span text:style-name="T22">5</text:span>. Si</text:p>
      <text:p text:style-name="P19"/>
      <text:p text:style-name="P19"><text:tab/><text:span text:style-name="T22">5</text:span>.1 Hay mucha espuma</text:p>
      <text:p text:style-name="P19"><text:tab/><text:tab/>Espero <text:span text:style-name="T22">a que baje la espuma</text:span></text:p>
      <text:p text:style-name="P19"><text:tab/><text:span text:style-name="T22">5</text:span>.2 Hay poca espuma</text:p>
      <text:p text:style-name="P19"><text:tab/><text:tab/>Sigo echando hasta que se llene</text:p>
      <text:p text:style-name="P14"/>
      <text:p text:style-name="P14"><text:span text:style-name="T22">6</text:span>. Dejo la botella en la mesa</text:p>
      <text:p text:style-name="P14"/>
      <text:p text:style-name="P14"><text:span text:style-name="T22">7</text:span>. Dejo de sujetar el vaso</text:p>
      <text:p text:style-name="P2"/>
      <text:p text:style-name="P5"/>
      <text:p text:style-name="P5">2.- Estas dentro de tu <text:s/>coche, debes hacer todo lo necesario antes de que el coche empiece a andar.</text:p>
      <text:p text:style-name="P5"/>
      <text:p text:style-name="Standard"><text:span text:style-name="T4"><text:tab/></text:span><text:span text:style-name="T7">Situacion Inicial:</text:span><text:span text:style-name="T15"> </text:span><text:span text:style-name="T13">Persona dentro del coche con el motor apagado, las llaves introducidas, sin cinturon, freno de mano puesto.</text:span></text:p>
      <text:p text:style-name="Standard"/>
      <text:p text:style-name="P17">1. Ajusto los espejos</text:p>
      <text:p text:style-name="P17"/>
      <text:p text:style-name="P19">2.Si</text:p>
      <text:p text:style-name="P19"/>
      <text:p text:style-name="P19"><text:tab/>2.1 Estan bien ajustados</text:p>
      <text:p text:style-name="P19"><text:tab/><text:tab/>Continuo</text:p>
      <text:p text:style-name="P19"><text:tab/>2.2 Estan mal ajustados</text:p>
      <text:p text:style-name="P19"><text:tab/><text:tab/>Los vuelvo a ajustar</text:p>
      <text:p text:style-name="P18"/>
      <text:p text:style-name="P17"><text:span text:style-name="T18">3</text:span>. Ajusto el asiento</text:p>
      <text:p text:style-name="P17"/>
      <text:p text:style-name="P19">4.Si</text:p>
      <text:p text:style-name="P19"><text:tab/>4.1 Estan bien ajustados</text:p>
      <text:p text:style-name="P19"><text:tab/><text:tab/>Continuo</text:p>
      <text:p text:style-name="P19"><text:tab/>4.2 Estan mal ajustados</text:p>
      <text:p text:style-name="P19"><text:tab/><text:tab/>Lo vuelvo a ajustar</text:p>
      <text:p text:style-name="P19"/>
      <text:p text:style-name="P17"><text:soft-page-break/><text:span text:style-name="T18">5.</text:span> Me pongo el cinturon</text:p>
      <text:p text:style-name="P17"/>
      <text:p text:style-name="P17"><text:span text:style-name="T19">6</text:span>. Giro la llave para <text:span text:style-name="T18">arrancar el coche</text:span></text:p>
      <text:p text:style-name="P17"/>
      <text:p text:style-name="P19"><text:span text:style-name="T19">7</text:span>. Pulso el pedal del embrague</text:p>
      <text:p text:style-name="P19"/>
      <text:p text:style-name="P19"><text:span text:style-name="T19">8</text:span>. Meto la primera marcha</text:p>
      <text:p text:style-name="P19"/>
      <text:p text:style-name="P19"><text:span text:style-name="T19">9</text:span>. Suelto el pedal del embrague</text:p>
      <text:p text:style-name="P19"/>
      <text:p text:style-name="P19"><text:span text:style-name="T19">10</text:span>. Pulso el pedal del acelerador</text:p>
      <text:p text:style-name="P17"/>
      <text:p text:style-name="P7"/>
      <text:p text:style-name="P7"/>
      <text:p text:style-name="P7"/>
      <text:p text:style-name="P5"/>
      <text:p text:style-name="P5">3.- Jugar a pares o nones una vez con alguien.</text:p>
      <text:p text:style-name="P5"/>
      <text:p text:style-name="P21"/>
      <text:p text:style-name="P8"><text:tab/>Situacion Inicial: <text:span text:style-name="T14">Dos personas una frente a la otra con las manos en la espalda, yo soy impar y la otra persona es par.</text:span></text:p>
      <text:p text:style-name="P21"/>
      <text:p text:style-name="P22">1. Saco la mano señalando el numero uno</text:p>
      <text:p text:style-name="P22"/>
      <text:p text:style-name="P22">2. Miro el numero que ha sacado la otra personas</text:p>
      <text:p text:style-name="P22"/>
      <text:p text:style-name="P22">3. Si</text:p>
      <text:p text:style-name="P22"/>
      <text:p text:style-name="P22"><text:tab/>3.1 <text:span text:style-name="T22">E</text:span>l numero es par</text:p>
      <text:p text:style-name="P22"><text:tab/><text:tab/>Gana la otra persona</text:p>
      <text:p text:style-name="P22"><text:tab/>3.2 El numero es impar</text:p>
      <text:p text:style-name="P22"><text:tab/><text:tab/>Gano yo.</text:p>
      <text:p text:style-name="P5"/>
      <text:p text:style-name="P5"/>
      <text:p text:style-name="P5">4.- Comer una cucharada de sopa de un plato</text:p>
      <text:p text:style-name="P5"/>
      <text:p text:style-name="P5"><text:tab/><text:span text:style-name="T18">Situacion Inicial: </text:span><text:span text:style-name="T16">Persona sentada en la mesa con un plato de sopa y una cuchara enfrente</text:span></text:p>
      <text:p text:style-name="P21"/>
      <text:p text:style-name="P22">1. Cojo la cuchara con la mano derecha</text:p>
      <text:p text:style-name="P22"/>
      <text:p text:style-name="P22">2. Cojo una cucharada de sopa</text:p>
      <text:p text:style-name="P22"/>
      <text:p text:style-name="P22">3. Si</text:p>
      <text:p text:style-name="P22"/>
      <text:p text:style-name="P22"><text:tab/>3.1 Esta caliente</text:p>
      <text:p text:style-name="P22"><text:tab/><text:tab/>Soplo</text:p>
      <text:p text:style-name="P22"><text:tab/>3.2 Esta normal</text:p>
      <text:p text:style-name="P22"><text:tab/><text:tab/>Como </text:p>
      <text:p text:style-name="P5"/>
      <text:p text:style-name="P5"/>
      <text:p text:style-name="P5"/>
      <text:p text:style-name="P5"/>
      <text:p text:style-name="P5"><text:soft-page-break/></text:p>
      <text:p text:style-name="P5">5.- Sacar una bola al azar de una bolsa donde hay bolas negras y bolas blancas, decidir si has ganado (has sacado una bola blanca) o has perdido (has sacado una bola negra)</text:p>
      <text:p text:style-name="P1"/>
      <text:p text:style-name="Standard"><text:span text:style-name="T8">Situacion Inicial: </text:span><text:span text:style-name="T19">Bolsa frente a la personas</text:span></text:p>
      <text:p text:style-name="Standard"/>
      <text:p text:style-name="P24">1. Meto la mano derecha en la bolsa</text:p>
      <text:p text:style-name="P24"/>
      <text:p text:style-name="P24">2. Saco una bola</text:p>
      <text:p text:style-name="P24"/>
      <text:p text:style-name="P24">3. Si</text:p>
      <text:p text:style-name="P24"/>
      <text:p text:style-name="P24"><text:tab/>3.1 Es blanca</text:p>
      <text:p text:style-name="P24"><text:tab/><text:tab/>Gano</text:p>
      <text:p text:style-name="P24"><text:tab/>3.2 Es negra</text:p>
      <text:p text:style-name="P24"><text:tab/><text:tab/>Pierdo</text:p>
      <text:p text:style-name="P19"/>
      <text:p text:style-name="P1"/>
      <text:h text:style-name="P36" text:outline-level="3">Resuelve estas situaciones con instrucciones secuenciales, alternativas y repetitivas</text:h>
      <text:p text:style-name="Text_20_body"/>
      <text:p text:style-name="P27">1.- Llenar con refresco un vaso a partir de una botella de refresco</text:p>
      <text:p text:style-name="P25"><text:span text:style-name="T4"><text:tab/></text:span><text:span text:style-name="T5">Situacion Inicial:</text:span> <text:span text:style-name="T11">Persona frente a la mesa, con la botella de refresco y el vaso encima de esta.</text:span></text:p>
      <text:p text:style-name="P25"/>
      <text:p text:style-name="P12">1. Cojo el refresco con la mano derecha</text:p>
      <text:p text:style-name="P12"/>
      <text:p text:style-name="P12">2. Sujeto el vaso con la mano izquierda</text:p>
      <text:p text:style-name="P12"/>
      <text:p text:style-name="P12"><draw:line text:anchor-type="paragraph" draw:z-index="1" draw:name="Forma2" draw:style-name="gr1" draw:text-style-name="P37" svg:x1="16.491cm" svg:y1="0.298cm" svg:x2="16.491cm" svg:y2="2.706cm"><text:p/></draw:line><draw:line text:anchor-type="paragraph" draw:z-index="2" draw:name="Forma3" draw:style-name="gr2" draw:text-style-name="P37" svg:x1="16.49cm" svg:y1="0.166cm" svg:x2="9.479cm" svg:y2="0.166cm"><text:p/></draw:line>3. Vuelco ligeramente la botella de refresco en el vaso</text:p>
      <text:p text:style-name="P15"/>
      <text:p text:style-name="P20">4. Si</text:p>
      <text:p text:style-name="P20"/>
      <text:p text:style-name="P20"><text:tab/>4.1 <text:span text:style-name="T23">No esta lleno</text:span></text:p>
      <text:p text:style-name="P20"><draw:line text:anchor-type="paragraph" draw:z-index="0" draw:name="Forma1" draw:style-name="gr1" draw:text-style-name="P37" svg:x1="13.58cm" svg:y1="0.272cm" svg:x2="16.438cm" svg:y2="0.272cm"><text:p/></draw:line><text:tab/><text:tab/><text:span text:style-name="T23">Espero a que baje la espuma y vuelvo a llenar (Vuelta a paso 3)</text:span></text:p>
      <text:p text:style-name="P20"><text:tab/>4.2 <text:span text:style-name="T23">Esta lleno</text:span></text:p>
      <text:p text:style-name="P20"><text:tab/><text:tab/><text:span text:style-name="T23">Dejo la botella y el vaso en la mesa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<text:soft-page-break/>2.- Comerte una sopa de un plato hasta que esta se acabe</text:p>
      <text:p text:style-name="P6"/>
      <text:p text:style-name="P6"><text:tab/><text:span text:style-name="T18">Situacion Inicial: </text:span><text:span text:style-name="T16">Persona sentada en la mesa con un plato de sopa y una cuchara enfrente</text:span></text:p>
      <text:p text:style-name="P23"/>
      <text:p text:style-name="P23">1. Cojo la cuchara con la mano derecha</text:p>
      <text:p text:style-name="P23"/>
      <text:p text:style-name="P23">2. Cojo una cucharada de sopa</text:p>
      <text:p text:style-name="P23"/>
      <text:p text:style-name="P23"><draw:line text:anchor-type="paragraph" draw:z-index="4" draw:name="Forma5" draw:style-name="gr1" draw:text-style-name="P37" svg:x1="11.807cm" svg:y1="1.707cm" svg:x2="11.807cm" svg:y2="0.305cm"><text:p/></draw:line><draw:line text:anchor-type="paragraph" draw:z-index="5" draw:name="Forma6" draw:style-name="gr2" draw:text-style-name="P37" svg:x1="11.807cm" svg:y1="0.305cm" svg:x2="1.012cm" svg:y2="0.305cm"><text:p/></draw:line>3. Si</text:p>
      <text:p text:style-name="P23"/>
      <text:p text:style-name="P23"><text:tab/>3.1 Esta caliente</text:p>
      <text:p text:style-name="P9"><draw:line text:anchor-type="paragraph" draw:z-index="3" draw:name="Forma4" draw:style-name="gr1" draw:text-style-name="P37" svg:x1="6.727cm" svg:y1="0.247cm" svg:x2="11.807cm" svg:y2="0.247cm"><text:p/></draw:line><text:span text:style-name="T14"><text:tab/><text:tab/>Soplo </text:span><text:span text:style-name="T17">(Vuelta al paso 3)</text:span></text:p>
      <text:p text:style-name="P23"><text:tab/>3.2 Esta normal</text:p>
      <text:p text:style-name="P23"><text:tab/><text:tab/>Como </text:p>
      <text:p text:style-name="P27"/>
      <text:p text:style-name="P27">3.- Sacar bolas al azar de una bolsa donde hay bolas negras y blancas hasta que saques una bola blanca.</text:p>
      <text:p text:style-name="P25"><text:span text:style-name="T8">Situacion Inicial: </text:span><text:span text:style-name="T19">Bolsa frente a la personas</text:span></text:p>
      <text:p text:style-name="P25"/>
      <text:p text:style-name="P24">1. Meto la mano derecha en la bolsa</text:p>
      <text:p text:style-name="P24"/>
      <text:p text:style-name="P24"><draw:line text:anchor-type="paragraph" draw:z-index="8" draw:name="Forma9" draw:style-name="gr2" draw:text-style-name="P37" svg:x1="13.686cm" svg:y1="0.326cm" svg:x2="2.838cm" svg:y2="0.326cm"><text:p/></draw:line><draw:line text:anchor-type="paragraph" draw:z-index="7" draw:name="Forma8" draw:style-name="gr1" draw:text-style-name="P37" svg:x1="13.66cm" svg:y1="3.686cm" svg:x2="13.686cm" svg:y2="0.326cm"><text:p/></draw:line>2. Saco una bola</text:p>
      <text:p text:style-name="P24"/>
      <text:p text:style-name="P24">3. Si</text:p>
      <text:p text:style-name="P24"/>
      <text:p text:style-name="P24"><text:tab/>3.1 Es blanca</text:p>
      <text:p text:style-name="P24"><text:tab/><text:tab/>Gano</text:p>
      <text:p text:style-name="P24"><text:tab/>3.2 Es negra</text:p>
      <text:p text:style-name="P24"><draw:line text:anchor-type="paragraph" draw:z-index="6" draw:name="Forma7" draw:style-name="gr1" draw:text-style-name="P37" svg:x1="8.315cm" svg:y1="0.279cm" svg:x2="13.66cm" svg:y2="0.279cm"><text:p/></draw:line><text:tab/><text:tab/>Saco otra bola (Vuelta al paso 2)</text:p>
      <text:p text:style-name="P20"/>
      <text:p text:style-name="P26"/>
      <text:p text:style-name="P27">4.- Jugar tu solo a las 7 y media</text:p>
      <text:p text:style-name="P26"/>
      <text:p text:style-name="Text_20_body"><text:span text:style-name="T9">Situacion Inicial:</text:span> <text:span text:style-name="T20">Baraja en la mesa y persona sentada frente a la mesa</text:span></text:p>
      <text:p text:style-name="Text_20_body"/>
      <text:p text:style-name="P29"><draw:line text:anchor-type="paragraph" draw:z-index="11" draw:name="Línea vertical 2" draw:style-name="gr1" draw:text-style-name="P37" svg:x1="16.014cm" svg:y1="1.067cm" svg:x2="16.014cm" svg:y2="8.876cm"><text:p/></draw:line><draw:line text:anchor-type="paragraph" draw:z-index="12" draw:name="Línea horizontal 2" draw:style-name="gr2" draw:text-style-name="P37" svg:x1="15.935cm" svg:y1="0.224cm" svg:x2="3.526cm" svg:y2="0.224cm"><text:p/></draw:line>1. Cojo dos cartas <text:span text:style-name="T3">*</text:span></text:p>
      <text:p text:style-name="P29"><draw:line text:anchor-type="paragraph" draw:z-index="15" draw:name="Línea horizontal 4" draw:style-name="gr2" draw:text-style-name="P37" svg:x1="14.241cm" svg:y1="0.238cm" svg:x2="1.118cm" svg:y2="0.238cm"><text:p/></draw:line><draw:line text:anchor-type="paragraph" draw:z-index="14" draw:name="Línea vertical 3" draw:style-name="gr1" draw:text-style-name="P37" svg:x1="14.242cm" svg:y1="0.238cm" svg:x2="14.189cm" svg:y2="3.519cm"><text:p/></draw:line>2. Si</text:p>
      <text:p text:style-name="P29"><text:tab/>2.1 La suma del valor de las dos cartas es 7 y medio</text:p>
      <text:p text:style-name="P29"><text:tab/><text:tab/>Gano</text:p>
      <text:p text:style-name="P29"><text:tab/>2.2 La suma del valor de las dos cartas es menor a 7 y medio</text:p>
      <text:p text:style-name="P29"><draw:line text:anchor-type="paragraph" draw:z-index="13" draw:name="Línea horizontal 3" draw:style-name="gr1" draw:text-style-name="P37" svg:x1="8.341cm" svg:y1="0.295cm" svg:x2="14.188cm" svg:y2="0.295cm"><text:p/></draw:line><text:tab/><text:tab/>Cojo otra carta (Vuelvo al paso 2)</text:p>
      <text:p text:style-name="P35"/>
      <text:p text:style-name="P29"><draw:line text:anchor-type="paragraph" draw:z-index="10" draw:name="Línea vertical 1" draw:style-name="gr1" draw:text-style-name="P37" svg:x1="16.041cm" svg:y1="1.038cm" svg:x2="16.041cm" svg:y2="-1.715cm"><text:p/></draw:line><text:soft-page-break/><text:tab/>2.3 La suma del valor de las dos cartas es mayor a 7 y medio</text:p>
      <text:p text:style-name="P29"><draw:line text:anchor-type="paragraph" draw:z-index="9" draw:name="Línea horizontal 1" draw:style-name="gr1" draw:text-style-name="P37" svg:x1="6.886cm" svg:y1="0.233cm" svg:x2="16.041cm" svg:y2="0.233cm"><text:p/></draw:line><text:tab/><text:tab/>Pierdo (Vuelta a paso 1)</text:p>
      <text:p text:style-name="P26"/>
      <text:p text:style-name="P28">* Si coges una carta, nunca superaras el 7 y medio</text:p>
      <text:p text:style-name="P28"/>
      <text:p text:style-name="P27">5.- Clavar un clavo en la pared</text:p>
      <text:p text:style-name="P26"/>
      <text:p text:style-name="P30"><text:span text:style-name="T3">Situacion Inicial:</text:span> Persona frente a la pared con martillo y clavo en las manos</text:p>
      <text:p text:style-name="P30"/>
      <text:p text:style-name="P30">1. Apoyo el clavo en la pared</text:p>
      <text:p text:style-name="P30"><draw:line text:anchor-type="paragraph" draw:z-index="17" draw:name="Línea vertical 4" draw:style-name="gr1" draw:text-style-name="P37" svg:x1="15.194cm" svg:y1="4.328cm" svg:x2="15.194cm" svg:y2="0.305cm"><text:p/></draw:line><draw:line text:anchor-type="paragraph" draw:z-index="18" draw:name="Línea horizontal 6" draw:style-name="gr2" draw:text-style-name="P37" svg:x1="15.194cm" svg:y1="0.305cm" svg:x2="6.251cm" svg:y2="0.305cm"><text:p/></draw:line>2. Golpeo el clavo con el martillo</text:p>
      <text:p text:style-name="P30">3. Si</text:p>
      <text:p text:style-name="P30"><text:tab/>3.1 El clavo esta lo suficientemente profundo en la pared</text:p>
      <text:p text:style-name="P30"><text:tab/><text:tab/>Paro</text:p>
      <text:p text:style-name="P30"><text:tab/>3.2 El clavo aún no esta lo suficientemente profundo en la pared</text:p>
      <text:p text:style-name="P30"><draw:line text:anchor-type="paragraph" draw:z-index="16" draw:name="Línea horizontal 5" draw:style-name="gr1" draw:text-style-name="P37" svg:x1="11.411cm" svg:y1="0.298cm" svg:x2="15.195cm" svg:y2="0.298cm"><text:p/></draw:line><text:tab/><text:tab/>Vuelvo a golpearlo con el martillo (Vuelta paso 2)</text:p>
      <text:p text:style-name="P26"/>
      <text:p text:style-name="P26"/>
      <text:p text:style-name="P27">6.- Pedirle a un amigo que acierte un numero que has pensado, el juego no termina hasta que no lo acierte, además si no acierta, debes indicarle si el numero es mayor o menos que el que pensaste (En el ejercicio no tiene porque aparecer el numero)</text:p>
      <text:p text:style-name="P27"/>
      <text:p text:style-name="Text_20_body"><text:span text:style-name="T10">Situacion Inicial: </text:span><text:span text:style-name="T21">Dos personas una frente a la otra yo ya tengo el numero pensado</text:span><text:span text:style-name="T24"><text:tab/></text:span></text:p>
      <text:p text:style-name="Text_20_body"/>
      <text:p text:style-name="P30"><draw:line text:anchor-type="paragraph" draw:z-index="20" draw:name="Línea vertical 5" draw:style-name="gr1" draw:text-style-name="P38" svg:x1="17.126cm" svg:y1="6.051cm" svg:x2="17.152cm" svg:y2="0.31cm"><text:p/></draw:line><draw:line text:anchor-type="paragraph" draw:z-index="22" draw:name="Línea horizontal 9" draw:style-name="gr2" draw:text-style-name="P37" svg:x1="17.152cm" svg:y1="0.31cm" svg:x2="7.389cm" svg:y2="0.31cm"><text:p/></draw:line>1. Le pido al amigo que acierte el numero</text:p>
      <text:p text:style-name="P30">2. Si</text:p>
      <text:p text:style-name="P30"><text:tab/>2.1 El numero que me dice es el correcto</text:p>
      <text:p text:style-name="P30"><text:tab/><text:tab/>Acaba el juego</text:p>
      <text:p text:style-name="P30"><text:tab/>2.2 El numero que me dice es mayor al que tengo pensado</text:p>
      <text:p text:style-name="P30"><draw:line text:anchor-type="paragraph" draw:z-index="21" draw:name="Línea horizontal 8" draw:style-name="gr1" draw:text-style-name="P37" svg:x1="14.242cm" svg:y1="0.355cm" svg:x2="17.152cm" svg:y2="0.355cm"><text:p/></draw:line><text:tab/><text:tab/>Le digo que es mayor, y le vuelvo a pedir el numero (Vuelta paso 1)</text:p>
      <text:p text:style-name="P30"><text:tab/>2.3 El numero que me dice es menor al que tengo pensado</text:p>
      <text:p text:style-name="P30"><draw:line text:anchor-type="paragraph" draw:z-index="19" draw:name="Línea horizontal 7" draw:style-name="gr1" draw:text-style-name="P37" svg:x1="14.295cm" svg:y1="0.409cm" svg:x2="17.126cm" svg:y2="0.409cm"><text:p/></draw:line><text:tab/><text:tab/>Le digo que es menor y le vuelvo a pedir el numero (Vuelta paso 1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7T17:27:12.399172685</meta:creation-date>
    <dc:date>2021-09-23T20:24:14.134028643</dc:date>
    <meta:editing-duration>PT31M22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8" meta:paragraph-count="186" meta:word-count="1454" meta:character-count="7325" meta:non-whitespace-character-count="5962"/>
  </office:meta>
</office:document-meta>
</file>